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5.9543in"/>
    </style:style>
    <style:style style:name="co3" style:family="table-column">
      <style:table-column-properties fo:break-before="auto" style:column-width="0.7783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1.922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9" style:family="table-cell" style:parent-style-name="Default">
      <style:text-properties style:font-name="DejaVu Sans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number-columns-repeated="1024" table:default-cell-style-name="ce49"/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0" table:number-columns-repeated="3"/>
          <table:table-cell table:number-columns-repeated="2"/>
          <table:table-cell table:style-name="ce55" table:formula="of:=MID([.$B$13];[.B15];1)" office:value-type="string" office:string-value="0" calcext:value-type="string">
            <text:p>0</text:p>
          </table:table-cell>
          <table:table-cell table:style-name="ce58" table:formula="of:=MID([.$B$13];[.C15];1)" office:value-type="string" office:string-value="7" calcext:value-type="string">
            <text:p>7</text:p>
          </table:table-cell>
          <table:table-cell table:style-name="ce61" table:formula="of:=MID([.$B$13];[.D15];1)" office:value-type="string" office:string-value="0" calcext:value-type="string">
            <text:p>0</text:p>
          </table:table-cell>
          <table:table-cell table:style-name="ce55" table:formula="of:=MID([.$B$13];[.E15];1)" office:value-type="string" office:string-value="0" calcext:value-type="string">
            <text:p>0</text:p>
          </table:table-cell>
          <table:table-cell table:style-name="ce58" table:formula="of:=MID([.$B$13];[.F15];1)" office:value-type="string" office:string-value="2" calcext:value-type="string">
            <text:p>2</text:p>
          </table:table-cell>
          <table:table-cell table:style-name="ce61" table:formula="of:=MID([.$B$13];[.G15];1)" office:value-type="string" office:string-value="0" calcext:value-type="string">
            <text:p>0</text:p>
          </table:table-cell>
          <table:table-cell table:style-name="ce55" table:formula="of:=MID([.$B$13];[.H15];1)" office:value-type="string" office:string-value="9" calcext:value-type="string">
            <text:p>9</text:p>
          </table:table-cell>
          <table:table-cell table:style-name="ce58" table:formula="of:=MID([.$B$13];[.I15];1)" office:value-type="string" office:string-value="3" calcext:value-type="string">
            <text:p>3</text:p>
          </table:table-cell>
          <table:table-cell table:style-name="ce61" table:formula="of:=MID([.$B$13];[.J15];1)" office:value-type="string" office:string-value="0" calcext:value-type="string">
            <text:p>0</text:p>
          </table:table-cell>
          <table:table-cell table:number-columns-repeated="2"/>
          <table:table-cell table:style-name="ce50" table:number-columns-repeated="10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6];1)" office:value-type="string" office:string-value="0" calcext:value-type="string">
            <text:p>0</text:p>
          </table:table-cell>
          <table:table-cell table:style-name="ce59" table:formula="of:=MID([.$B$13];[.C16];1)" office:value-type="string" office:string-value="5" calcext:value-type="string">
            <text:p>5</text:p>
          </table:table-cell>
          <table:table-cell table:style-name="ce62" table:formula="of:=MID([.$B$13];[.D16];1)" office:value-type="string" office:string-value="0" calcext:value-type="string">
            <text:p>0</text:p>
          </table:table-cell>
          <table:table-cell table:style-name="ce56" table:formula="of:=MID([.$B$13];[.E16];1)" office:value-type="string" office:string-value="0" calcext:value-type="string">
            <text:p>0</text:p>
          </table:table-cell>
          <table:table-cell table:style-name="ce59" table:formula="of:=MID([.$B$13];[.F16];1)" office:value-type="string" office:string-value="0" calcext:value-type="string">
            <text:p>0</text:p>
          </table:table-cell>
          <table:table-cell table:style-name="ce62" table:formula="of:=MID([.$B$13];[.G16];1)" office:value-type="string" office:string-value="3" calcext:value-type="string">
            <text:p>3</text:p>
          </table:table-cell>
          <table:table-cell table:style-name="ce56" table:formula="of:=MID([.$B$13];[.H16];1)" office:value-type="string" office:string-value="0" calcext:value-type="string">
            <text:p>0</text:p>
          </table:table-cell>
          <table:table-cell table:style-name="ce59" table:formula="of:=MID([.$B$13];[.I16];1)" office:value-type="string" office:string-value="4" calcext:value-type="string">
            <text:p>4</text:p>
          </table:table-cell>
          <table:table-cell table:style-name="ce62" table:formula="of:=MID([.$B$13];[.J16];1)" office:value-type="string" office:string-value="7" calcext:value-type="string">
            <text:p>7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17];1)" office:value-type="string" office:string-value="6" calcext:value-type="string">
            <text:p>6</text:p>
          </table:table-cell>
          <table:table-cell table:style-name="ce60" table:formula="of:=MID([.$B$13];[.C17];1)" office:value-type="string" office:string-value="0" calcext:value-type="string">
            <text:p>0</text:p>
          </table:table-cell>
          <table:table-cell table:style-name="ce63" table:formula="of:=MID([.$B$13];[.D17];1)" office:value-type="string" office:string-value="0" calcext:value-type="string">
            <text:p>0</text:p>
          </table:table-cell>
          <table:table-cell table:style-name="ce57" table:formula="of:=MID([.$B$13];[.E17];1)" office:value-type="string" office:string-value="0" calcext:value-type="string">
            <text:p>0</text:p>
          </table:table-cell>
          <table:table-cell table:style-name="ce60" table:formula="of:=MID([.$B$13];[.F17];1)" office:value-type="string" office:string-value="5" calcext:value-type="string">
            <text:p>5</text:p>
          </table:table-cell>
          <table:table-cell table:style-name="ce63" table:formula="of:=MID([.$B$13];[.G17];1)" office:value-type="string" office:string-value="0" calcext:value-type="string">
            <text:p>0</text:p>
          </table:table-cell>
          <table:table-cell table:style-name="ce57" table:formula="of:=MID([.$B$13];[.H17];1)" office:value-type="string" office:string-value="0" calcext:value-type="string">
            <text:p>0</text:p>
          </table:table-cell>
          <table:table-cell table:style-name="ce60" table:formula="of:=MID([.$B$13];[.I17];1)" office:value-type="string" office:string-value="2" calcext:value-type="string">
            <text:p>2</text:p>
          </table:table-cell>
          <table:table-cell table:style-name="ce63" table:formula="of:=MID([.$B$13];[.J17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18];1)" office:value-type="string" office:string-value="3" calcext:value-type="string">
            <text:p>3</text:p>
          </table:table-cell>
          <table:table-cell table:style-name="ce58" table:formula="of:=MID([.$B$13];[.C18];1)" office:value-type="string" office:string-value="0" calcext:value-type="string">
            <text:p>0</text:p>
          </table:table-cell>
          <table:table-cell table:style-name="ce61" table:formula="of:=MID([.$B$13];[.D18];1)" office:value-type="string" office:string-value="2" calcext:value-type="string">
            <text:p>2</text:p>
          </table:table-cell>
          <table:table-cell table:style-name="ce55" table:formula="of:=MID([.$B$13];[.E18];1)" office:value-type="string" office:string-value="0" calcext:value-type="string">
            <text:p>0</text:p>
          </table:table-cell>
          <table:table-cell table:style-name="ce58" table:formula="of:=MID([.$B$13];[.F18];1)" office:value-type="string" office:string-value="0" calcext:value-type="string">
            <text:p>0</text:p>
          </table:table-cell>
          <table:table-cell table:style-name="ce64" table:formula="of:=MID([.$B$13];[.G18];1)" office:value-type="string" office:string-value="1" calcext:value-type="string">
            <text:p>1</text:p>
          </table:table-cell>
          <table:table-cell table:style-name="ce55" table:formula="of:=MID([.$B$13];[.H18];1)" office:value-type="string" office:string-value="0" calcext:value-type="string">
            <text:p>0</text:p>
          </table:table-cell>
          <table:table-cell table:style-name="ce58" table:formula="of:=MID([.$B$13];[.I18];1)" office:value-type="string" office:string-value="0" calcext:value-type="string">
            <text:p>0</text:p>
          </table:table-cell>
          <table:table-cell table:style-name="ce61" table:formula="of:=MID([.$B$13];[.J18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9];1)" office:value-type="string" office:string-value="0" calcext:value-type="string">
            <text:p>0</text:p>
          </table:table-cell>
          <table:table-cell table:style-name="ce59" table:formula="of:=MID([.$B$13];[.C19];1)" office:value-type="string" office:string-value="0" calcext:value-type="string">
            <text:p>0</text:p>
          </table:table-cell>
          <table:table-cell table:style-name="ce62" table:formula="of:=MID([.$B$13];[.D19];1)" office:value-type="string" office:string-value="0" calcext:value-type="string">
            <text:p>0</text:p>
          </table:table-cell>
          <table:table-cell table:style-name="ce56" table:formula="of:=MID([.$B$13];[.E19];1)" office:value-type="string" office:string-value="4" calcext:value-type="string">
            <text:p>4</text:p>
          </table:table-cell>
          <table:table-cell table:style-name="ce59" table:formula="of:=MID([.$B$13];[.F19];1)" office:value-type="string" office:string-value="0" calcext:value-type="string">
            <text:p>0</text:p>
          </table:table-cell>
          <table:table-cell table:style-name="ce62" table:formula="of:=MID([.$B$13];[.G19];1)" office:value-type="string" office:string-value="0" calcext:value-type="string">
            <text:p>0</text:p>
          </table:table-cell>
          <table:table-cell table:style-name="ce56" table:formula="of:=MID([.$B$13];[.H19];1)" office:value-type="string" office:string-value="0" calcext:value-type="string">
            <text:p>0</text:p>
          </table:table-cell>
          <table:table-cell table:style-name="ce59" table:formula="of:=MID([.$B$13];[.I19];1)" office:value-type="string" office:string-value="0" calcext:value-type="string">
            <text:p>0</text:p>
          </table:table-cell>
          <table:table-cell table:style-name="ce62" table:formula="of:=MID([.$B$13];[.J19];1)" office:value-type="string" office:string-value="9" calcext:value-type="string">
            <text:p>9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0];1)" office:value-type="string" office:string-value="0" calcext:value-type="string">
            <text:p>0</text:p>
          </table:table-cell>
          <table:table-cell table:style-name="ce60" table:formula="of:=MID([.$B$13];[.C20];1)" office:value-type="string" office:string-value="0" calcext:value-type="string">
            <text:p>0</text:p>
          </table:table-cell>
          <table:table-cell table:style-name="ce63" table:formula="of:=MID([.$B$13];[.D20];1)" office:value-type="string" office:string-value="0" calcext:value-type="string">
            <text:p>0</text:p>
          </table:table-cell>
          <table:table-cell table:style-name="ce57" table:formula="of:=MID([.$B$13];[.E20];1)" office:value-type="string" office:string-value="0" calcext:value-type="string">
            <text:p>0</text:p>
          </table:table-cell>
          <table:table-cell table:style-name="ce60" table:formula="of:=MID([.$B$13];[.F20];1)" office:value-type="string" office:string-value="0" calcext:value-type="string">
            <text:p>0</text:p>
          </table:table-cell>
          <table:table-cell table:style-name="ce63" table:formula="of:=MID([.$B$13];[.G20];1)" office:value-type="string" office:string-value="0" calcext:value-type="string">
            <text:p>0</text:p>
          </table:table-cell>
          <table:table-cell table:style-name="ce57" table:formula="of:=MID([.$B$13];[.H20];1)" office:value-type="string" office:string-value="0" calcext:value-type="string">
            <text:p>0</text:p>
          </table:table-cell>
          <table:table-cell table:style-name="ce60" table:formula="of:=MID([.$B$13];[.I20];1)" office:value-type="string" office:string-value="7" calcext:value-type="string">
            <text:p>7</text:p>
          </table:table-cell>
          <table:table-cell table:style-name="ce63" table:formula="of:=MID([.$B$13];[.J20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21];1)" office:value-type="string" office:string-value="0" calcext:value-type="string">
            <text:p>0</text:p>
          </table:table-cell>
          <table:table-cell table:style-name="ce58" table:formula="of:=MID([.$B$13];[.C21];1)" office:value-type="string" office:string-value="6" calcext:value-type="string">
            <text:p>6</text:p>
          </table:table-cell>
          <table:table-cell table:style-name="ce61" table:formula="of:=MID([.$B$13];[.D21];1)" office:value-type="string" office:string-value="0" calcext:value-type="string">
            <text:p>0</text:p>
          </table:table-cell>
          <table:table-cell table:style-name="ce55" table:formula="of:=MID([.$B$13];[.E21];1)" office:value-type="string" office:string-value="1" calcext:value-type="string">
            <text:p>1</text:p>
          </table:table-cell>
          <table:table-cell table:style-name="ce58" table:formula="of:=MID([.$B$13];[.F21];1)" office:value-type="string" office:string-value="0" calcext:value-type="string">
            <text:p>0</text:p>
          </table:table-cell>
          <table:table-cell table:style-name="ce61" table:formula="of:=MID([.$B$13];[.G21];1)" office:value-type="string" office:string-value="0" calcext:value-type="string">
            <text:p>0</text:p>
          </table:table-cell>
          <table:table-cell table:style-name="ce55" table:formula="of:=MID([.$B$13];[.H21];1)" office:value-type="string" office:string-value="0" calcext:value-type="string">
            <text:p>0</text:p>
          </table:table-cell>
          <table:table-cell table:style-name="ce58" table:formula="of:=MID([.$B$13];[.I21];1)" office:value-type="string" office:string-value="8" calcext:value-type="string">
            <text:p>8</text:p>
          </table:table-cell>
          <table:table-cell table:style-name="ce61" table:formula="of:=MID([.$B$13];[.J21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22];1)" office:value-type="string" office:string-value="0" calcext:value-type="string">
            <text:p>0</text:p>
          </table:table-cell>
          <table:table-cell table:style-name="ce59" table:formula="of:=MID([.$B$13];[.C22];1)" office:value-type="string" office:string-value="0" calcext:value-type="string">
            <text:p>0</text:p>
          </table:table-cell>
          <table:table-cell table:style-name="ce62" table:formula="of:=MID([.$B$13];[.D22];1)" office:value-type="string" office:string-value="0" calcext:value-type="string">
            <text:p>0</text:p>
          </table:table-cell>
          <table:table-cell table:style-name="ce56" table:formula="of:=MID([.$B$13];[.E22];1)" office:value-type="string" office:string-value="0" calcext:value-type="string">
            <text:p>0</text:p>
          </table:table-cell>
          <table:table-cell table:style-name="ce59" table:formula="of:=MID([.$B$13];[.F22];1)" office:value-type="string" office:string-value="0" calcext:value-type="string">
            <text:p>0</text:p>
          </table:table-cell>
          <table:table-cell table:style-name="ce62" table:formula="of:=MID([.$B$13];[.G22];1)" office:value-type="string" office:string-value="0" calcext:value-type="string">
            <text:p>0</text:p>
          </table:table-cell>
          <table:table-cell table:style-name="ce56" table:formula="of:=MID([.$B$13];[.H22];1)" office:value-type="string" office:string-value="0" calcext:value-type="string">
            <text:p>0</text:p>
          </table:table-cell>
          <table:table-cell table:style-name="ce59" table:formula="of:=MID([.$B$13];[.I22];1)" office:value-type="string" office:string-value="9" calcext:value-type="string">
            <text:p>9</text:p>
          </table:table-cell>
          <table:table-cell table:style-name="ce62" table:formula="of:=MID([.$B$13];[.J22];1)" office:value-type="string" office:string-value="1" calcext:value-type="string">
            <text:p>1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3];1)" office:value-type="string" office:string-value="4" calcext:value-type="string">
            <text:p>4</text:p>
          </table:table-cell>
          <table:table-cell table:style-name="ce60" table:formula="of:=MID([.$B$13];[.C23];1)" office:value-type="string" office:string-value="0" calcext:value-type="string">
            <text:p>0</text:p>
          </table:table-cell>
          <table:table-cell table:style-name="ce63" table:formula="of:=MID([.$B$13];[.D23];1)" office:value-type="string" office:string-value="7" calcext:value-type="string">
            <text:p>7</text:p>
          </table:table-cell>
          <table:table-cell table:style-name="ce57" table:formula="of:=MID([.$B$13];[.E23];1)" office:value-type="string" office:string-value="0" calcext:value-type="string">
            <text:p>0</text:p>
          </table:table-cell>
          <table:table-cell table:style-name="ce60" table:formula="of:=MID([.$B$13];[.F23];1)" office:value-type="string" office:string-value="0" calcext:value-type="string">
            <text:p>0</text:p>
          </table:table-cell>
          <table:table-cell table:style-name="ce63" table:formula="of:=MID([.$B$13];[.G23];1)" office:value-type="string" office:string-value="2" calcext:value-type="string">
            <text:p>2</text:p>
          </table:table-cell>
          <table:table-cell table:style-name="ce57" table:formula="of:=MID([.$B$13];[.H23];1)" office:value-type="string" office:string-value="0" calcext:value-type="string">
            <text:p>0</text:p>
          </table:table-cell>
          <table:table-cell table:style-name="ce60" table:formula="of:=MID([.$B$13];[.I23];1)" office:value-type="string" office:string-value="0" calcext:value-type="string">
            <text:p>0</text:p>
          </table:table-cell>
          <table:table-cell table:style-name="ce63" table:formula="of:=MID([.$B$13];[.J23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1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54"/>
          <table:covered-table-cell table:style-name="ce65"/>
          <table:table-cell table:style-name="ce66" table:formula="of:=IF([.U13]=81;1;0)" office:value-type="float" office:value="1" calcext:value-type="float">
            <text:p>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2" office:value-type="string" calcext:value-type="string" table:number-columns-spanned="19" table:number-rows-spanned="1">
            <text:p>070020930050003047600050020302001000000400009000000070060100080000000091407002000</text:p>
          </table:table-cell>
          <table:covered-table-cell table:number-columns-repeated="17" table:style-name="ce54"/>
          <table:covered-table-cell table:style-name="ce65"/>
          <table:table-cell table:style-name="ce67" table:formula="of:=LEN([.B13])" office:value-type="float" office:value="81" calcext:value-type="float">
            <text:p>8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0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50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2" table:default-cell-style-name="ce37"/>
        <table:table-column table:style-name="co3" table:default-cell-style-name="ce39"/>
        <table:table-column table:style-name="co4" table:default-cell-style-name="ce39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number-columns-repeated="2" table:default-cell-style-name="ce41"/>
        <table:table-column table:style-name="co10" table:default-cell-style-name="ce41"/>
        <table:table-column table:style-name="co11" table:number-columns-repeated="1014" table:default-cell-style-name="ce44"/>
        <table:table-row table:style-name="ro2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nam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38" table:formula="of:=COM.MICROSOFT.CONCAT(DATE([.B2]);&quot;_&quot;;[.D2];&quot;_&quot;;[.E2])" office:value-type="string" office:string-value="" calcext:value-type="error">
            <text:p>Err:51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string" calcext:value-type="string">
            <text:p>FH NS HS LT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string" calcext:value-type="string">
            <text:p>FH NS HS LCT1 NP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string" calcext:value-type="string">
            <text:p>FH NS HS LP LCT1 LCT2 N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string" calcext:value-type="string">
            <text:p>FH NS HS LCT1 LCT2 NP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string" calcext:value-type="string">
            <text:p>FH NS HS LCT1 H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string" calcext:value-type="string">
            <text:p>FH NS HS N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string" calcext:value-type="string">
            <text:p>FH NS HS LP LT LCT1 NP H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string" calcext:value-type="string">
            <text:p>FH NS HS LP LCT1 H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0008050000031400000470309060000001000803000800000090602084000005360000030200005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KSD</text:p>
          </table:table-cell>
          <table:table-cell table:style-name="ce40" office:value-type="string" calcext:value-type="string">
            <text:p>DIAB</text:p>
          </table:table-cell>
          <table:table-cell table:style-name="ce42" table:formula="of:=LEN([.A41])" office:value-type="float" office:value="81" calcext:value-type="float">
            <text:p>81</text:p>
          </table:table-cell>
          <table:table-cell table:style-name="ce42" office:value-type="string" calcext:value-type="string">
            <text:p>Ksudoku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string" calcext:value-type="string">
            <text:p>FH NS HS LP SKY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3000006000045000200100080099007000080020500030006000000000270060000300107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6" calcext:value-type="float">
            <text:p>5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20930050003047600050020302001000000400009000000070060100080000000091407002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4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string" calcext:value-type="string">
            <text:p>FH NS HS L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300701000600000620450000040000100085000000000290040050010590200000006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4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6" calcext:value-type="float">
            <text:p>44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906009020004035000008100200060003000759000010000000000600420008305000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4006009080010000003020450000000002056000780100000000025030100000040060900500307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220" calcext:value-type="float">
            <text:p>2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50000070005001000400010060040100600004620000800302008003000200030070005000007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2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7])" office:value-type="float" office:value="81" calcext:value-type="float">
            <text:p>81</text:p>
          </table:table-cell>
          <table:table-cell table:style-name="ce42" office:value-type="string" calcext:value-type="string">
            <text:p>Thomas Snyder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424" calcext:value-type="float">
            <text:p>42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50102007905000060010000000006307056029040340000000003007000020740090901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3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600023890000417000000000000000205002056304003080000000000000006170000228700031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4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6" calcext:value-type="float">
            <text:p>39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490080009007006010000361030000800902004000000560000107000007000240040000108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5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354" calcext:value-type="float">
            <text:p>35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792008000860105006300000000000070702080309040000000000008200608071000200639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6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06" calcext:value-type="float">
            <text:p>6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0040370000509007060000108002400000100000640020900001070030900007103000009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7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4" calcext:value-type="float">
            <text:p>76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1390000579000001300000809050000257000008430000406010000024000004680000682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8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3])" office:value-type="float" office:value="81" calcext:value-type="float">
            <text:p>81</text:p>
          </table:table-cell>
          <table:table-cell table:style-name="ce42" office:value-type="string" calcext:value-type="string">
            <text:p>Thomas Snyder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312" calcext:value-type="float">
            <text:p>31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000910650000108000003027000070000010200060300000500001809000006080000470530009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9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1809404000006720000001000005900600004000030018000009000000171000008068053007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0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5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86" calcext:value-type="float">
            <text:p>38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406003009000020000000001000800400060000010003002009702030000040000500500709008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080000069200402000000800081000007002030060000073000400000090500412000003008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2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7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48" calcext:value-type="float">
            <text:p>74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5001000002860020000000000000600053000000708009004060000008100530000000000937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3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66" calcext:value-type="float">
            <text:p>66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007540005080103007002000600100000070058009003000604000900000180020000000003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4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6000406000203000700050200060000010003000004000605000300010900020400080005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5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0])" office:value-type="float" office:value="81" calcext:value-type="float">
            <text:p>81</text:p>
          </table:table-cell>
          <table:table-cell table:style-name="ce42" office:value-type="string" calcext:value-type="string">
            <text:p>Sam Cappleman-Lyn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86" calcext:value-type="float">
            <text:p>88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9030001400000023000052006005006780000000000000394005008007900007100000056000308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6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20" calcext:value-type="float">
            <text:p>6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30004006408000200000100009080370020000020090020840050000500008501000700090006005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7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0" calcext:value-type="float">
            <text:p>50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40000050000401003500204007000000085061000000080060900270050200003000006000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8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3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48" calcext:value-type="float">
            <text:p>74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0067050000006100000138000039800400000000000600523000042900000790000003086004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9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20" calcext:value-type="float">
            <text:p>6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0000000002100000040008090005070100600300200209040007090003000000760000000004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20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5])" office:value-type="float" office:value="81" calcext:value-type="float">
            <text:p>81</text:p>
          </table:table-cell>
          <table:table-cell table:style-name="ce42" office:value-type="string" calcext:value-type="string">
            <text:p>Sam Cappleman-Lyn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980" calcext:value-type="float">
            <text:p>98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600500030000120004050060103070040600000670000500300020900206000080000000100905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2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4" calcext:value-type="float">
            <text:p>83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5948000740000390002000010000400001200590073000600209029000047600000130037264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The Moon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7])" office:value-type="float" office:value="81" calcext:value-type="float">
            <text:p>81</text:p>
          </table:table-cell>
          <table:table-cell table:style-name="ce42" office:value-type="string" calcext:value-type="string">
            <text:p>Derek Neal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92" calcext:value-type="float">
            <text:p>79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0000005004901000003050400070000134060090070231000050002080300000602500100000009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1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6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66" calcext:value-type="float">
            <text:p>76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000000560390008400027003010005050003000206000501001900056000840270000006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2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6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Unfair</text:p>
          </table:table-cell>
          <table:table-cell table:style-name="ce42" office:value-type="float" office:value="946" calcext:value-type="float">
            <text:p>94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5010080010020740000000603221000050300000000040500001873040000000860100400900802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3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52" calcext:value-type="float">
            <text:p>75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3008090014000000070690004500060508000001030000080702000140003706000000025003070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4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42" calcext:value-type="float">
            <text:p>74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4500000000270000800089006000000005910006000423000000006004100050000890000000082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5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82" calcext:value-type="float">
            <text:p>88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900050000020800420001000780030006070109000900670003000750020800000300034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6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3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680" calcext:value-type="float">
            <text:p>68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400000058000600009000207000007000680000000000012000300000304000500001000690000002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7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04" calcext:value-type="float">
            <text:p>60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0000040050020009603700001000200020000010006000300003907600010020040000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8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5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994" calcext:value-type="float">
            <text:p>99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69000100000700490703008020000020001030004050008000004010070505800300000900042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9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0" calcext:value-type="float">
            <text:p>39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1000070000500003070020000409001002000400300802000030060100008000030000100009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10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7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206" calcext:value-type="float">
            <text:p>12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70000054001089006005020100009030000200002060000403070090018040013000002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bonus_01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164" calcext:value-type="float">
            <text:p>116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0000030402070008060100090100020005030400040007050003050700020709040000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bonus_02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22" calcext:value-type="float">
            <text:p>72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500200040000603000030009007003007000007008000600000020080000003000400600000100500</text:p>
          </table:table-cell>
          <table:table-cell table:style-name="ce38" office:value-type="date" office:date-value="2022-02-19" calcext:value-type="date">
            <text:p>2022-02-19</text:p>
          </table:table-cell>
          <table:table-cell table:style-name="ce38" office:value-type="string" calcext:value-type="string">
            <text:p>2022-02-19_youtube_ctc</text:p>
          </table:table-cell>
          <table:table-cell table:style-name="ce40" office:value-type="string" calcext:value-type="string">
            <text:p>YTB</text:p>
          </table:table-cell>
          <table:table-cell table:style-name="ce40"/>
          <table:table-cell table:style-name="ce42" table:formula="of:=LEN([.A8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094" calcext:value-type="float">
            <text:p>109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/>
          <table:table-cell table:style-name="ce38"/>
          <table:table-cell table:style-name="ce38" office:value-type="string" calcext:value-type="string">
            <text:p>VD_863272400</text:p>
          </table:table-cell>
          <table:table-cell table:style-name="ce40" office:value-type="string" calcext:value-type="string">
            <text:p>SUP</text:p>
          </table:table-cell>
          <table:table-cell table:style-name="ce40"/>
          <table:table-cell table:style-name="ce42"/>
          <table:table-cell table:style-name="ce42" office:value-type="string" calcext:value-type="string">
            <text:p>SudokuUp</text:p>
          </table:table-cell>
          <table:table-cell table:style-name="ce42" table:number-columns-repeated="3"/>
          <table:table-cell table:style-name="ce43" table:number-columns-repeated="19"/>
          <table:table-cell table:number-columns-repeated="995"/>
        </table:table-row>
        <table:table-row table:style-name="ro2" table:number-rows-repeated="918">
          <table:table-cell table:style-name="ce36"/>
          <table:table-cell table:style-name="ce38" table:number-columns-repeated="2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5"/>
        </table:table-row>
        <table:table-row table:style-name="ro3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J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11:16:12.600500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2-10-27T11:31:29.356046744</dc:date>
    <meta:editing-duration>PT2H44M25S</meta:editing-duration>
    <meta:editing-cycles>18</meta:editing-cycles>
    <meta:document-statistic meta:table-count="2" meta:cell-count="853" meta:object-count="0"/>
  </office:meta>
</office:document-meta>
</file>